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>
          <draw:text-box>
            <text:p text:style-name="P1">TDDD36<text:line-break/>Säkra Mobila System</text:p>
          </draw:text-box>
        </draw:frame>
        <draw:frame presentation:style-name="pr2" draw:text-style-name="P1" draw:id="id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Grupp 3, Sjukvård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“Vi kodar i Python och fikar i Java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tab/><text:tab/><text:tab/><text:tab/><text:tab/><text:tab/><text:tab/><text:tab/><text:tab/><text:tab/><text:tab/>- Emil Wallin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1s" smil:fill="hold" smil:targetElement="id2" smil:attributeName="fill-color" smil:to="#333399" anim:color-interpolation="rgb" anim:color-interpolation-direction="clockwise"/>
                  <anim:set smil:dur="1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draw:id="id3">
        <office:forms form:automatic-focus="false" form:apply-design-mode="false"/>
        <draw:custom-shape draw:style-name="gr2" draw:text-style-name="P3" draw:id="id8" draw:layer="layout" svg:width="3.174cm" svg:height="2.54cm" svg:x="11.431cm" svg:y="9.525cm">
          <text:p text:style-name="P1"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Meddelanden</text:p>
          </draw:text-box>
        </draw:frame>
        <draw:custom-shape draw:style-name="gr3" draw:text-style-name="P3" draw:layer="layout" svg:width="5.08cm" svg:height="1.27cm" svg:x="3.175cm" svg:y="10.16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2.54cm" svg:x="17.145cm" svg:y="6.35cm">
          <text:p text:style-name="P4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1.27cm" svg:x="17.145cm" svg:y="10.16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cs" draw:style-name="gr2" draw:text-style-name="P3" draw:id="id4" draw:layer="layout" svg:width="8.89cm" svg:height="1.27cm" svg:x="8.255cm" svg:y="10.16cm">
          <text:p text:style-name="P1"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c" draw:style-name="gr2" draw:text-style-name="P3" draw:id="id5" draw:layer="layout" svg:width="8.89cm" svg:height="1.27cm" svg:x="8.255cm" svg:y="10.16cm">
          <text:p text:style-name="P1"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08cm" svg:height="2.54cm" svg:x="17.145cm" svg:y="17.78cm">
          <text:p text:style-name="P4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08cm" svg:height="1.27cm" svg:x="17.145cm" svg:y="15.24cm">
          <text:p text:style-name="P4">Kö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10" draw:layer="layout" svg:width="1.905cm" svg:height="2.54cm" draw:transform="rotate (-1.57079632679579) translate (20.955cm 11.732cm)">
          <text:p text:style-name="P1"/>
          <draw:enhanced-geometry svg:viewBox="0 0 21600 21600" draw:glue-points="10800 0 0 10800 10800 21600 18000 10800" draw:text-areas="3600 0 18000 21600" draw:mirror-horizontal="true" draw:mirror-vertical="false" draw:type="flowchart-stored-data" draw:enhanced-path="M 3600 21600 X 0 10800 3600 0 L 21600 0 X 18000 10800 21600 21600 Z N"/>
        </draw:custom-shape>
        <draw:custom-shape draw:name="sc" draw:style-name="gr2" draw:text-style-name="P3" draw:id="id6" draw:layer="layout" svg:width="3.81cm" svg:height="1.27cm" draw:transform="rotate (-1.57079632679579) translate (20.32cm 11.43cm)">
          <text:p text:style-name="P1"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19.301cm" svg:y="8.8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5.412cm" svg:y="8.8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0.635cm" svg:height="1.27cm" svg:x="19.396cm" svg:y="16.51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5.08cm" svg:height="2.54cm" svg:x="3.175cm" svg:y="6.35cm">
          <text:p text:style-name="P4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9" draw:layer="layout" svg:width="3.175cm" svg:height="2.54cm" svg:x="10.796cm" svg:y="9.525cm">
          <text:p text:style-name="P1"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3" draw:id="id11" draw:layer="layout" svg:width="1.905cm" svg:height="2.54cm" draw:transform="rotate (1.5707963267946) translate (18.415cm 13.97cm)">
          <text:p text:style-name="P1"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anim:par presentation:node-type="timing-root">
          <anim:par smil:begin="id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anim:id="id7"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  <anim:set smil:begin="0s" smil:dur="0.001s" smil:fill="hold" presentation:master-element="id7" smil:targetElement="id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draw:id="id12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 presentation:user-transformed="true">
          <draw:text-box/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gradient-name="Gradient_20_5" draw:fill-image-width="0cm" draw:fill-image-height="0cm"/>
      <style:text-properties style:letter-kerning="true"/>
    </style:style>
    <style:style style:name="Default-backgroundobjects" style:family="presentation">
      <style:graphic-properties draw:fill="solid" draw:fill-color="#ff3366"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gradient-name="Gradient_20_5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presentation:footer/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2-16T09:48:42</meta:creation-date>
    <dc:date>2009-12-16T13:43:57</dc:date>
    <meta:editing-cycles>7</meta:editing-cycles>
    <meta:editing-duration>PT3H55M49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